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Georgia" svg:font-family="Georgia"/>
    <style:font-face style:name="OpenSymbol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6.747cm" style:rel-column-width="3825*"/>
    </style:style>
    <style:style style:name="Table1.B" style:family="table-column">
      <style:table-column-properties style:column-width="10.848cm" style:rel-column-width="615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71%" style:writing-mode="lr-tb"/>
      <style:text-properties fo:font-variant="normal" fo:text-transform="none" fo:color="#2f2a20" style:text-line-through-style="none" style:font-name="Georgia" fo:font-size="11.25pt" fo:font-style="normal" style:text-underline-style="none" fo:font-weight="bold" style:text-blinking="false" fo:background-color="#ffffff"/>
    </style:style>
    <style:style style:name="P4" style:family="paragraph" style:parent-style-name="Text_20_body" style:list-style-name="L1">
      <style:paragraph-properties fo:margin-left="0.609cm" fo:margin-right="0cm" fo:margin-top="0cm" fo:margin-bottom="0cm" fo:line-height="171%" fo:text-indent="0cm" style:auto-text-indent="false" fo:background-color="#ffffff" style:writing-mode="lr-tb">
        <style:background-image/>
      </style:paragraph-properties>
      <style:text-properties fo:font-variant="normal" fo:text-transform="none" fo:color="#2f2a20" style:text-line-through-style="none" style:font-name="Georgia" fo:font-size="11.25pt" fo:font-style="normal" style:text-underline-style="none" fo:font-weight="normal" style:text-blinking="false" fo:background-color="#ffffff"/>
    </style:style>
    <style:style style:name="T1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2" style:family="text">
      <style:text-properties fo:color="#1155cc"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49b56f9d-dfe2-6962-e807-90a4b53e4dee"/><text:a xlink:type="simple" xlink:href="http://www.brown.edu/research/writing-management-plan" text:style-name="Internet_20_link" text:visited-style-name="Visited_20_Internet_20_Link"><text:span text:style-name="T2">http://www.brown.edu/research/writing-management-plan</text:span></text:a></text:p>
      <text:p text:style-name="P3">What elements should be included a management plan?</text:p>
      <text:list xml:id="list7413485881252881493" text:style-name="L1">
        <text:list-item>
          <text:p text:style-name="P4">An outline of the project’s objectives and goals - CHELSEA</text:p>
        </text:list-item>
        <text:list-item>
          <text:p text:style-name="P4">A list of actions to achieve the goals and objectives - CHELSEA</text:p>
        </text:list-item>
        <text:list-item>
          <text:p text:style-name="P4">Descriptions of the roles and time commitments of personnel and participants involved in the project, as well as how these roles might change throughout the project - MIKE</text:p>
        </text:list-item>
        <text:list-item>
          <text:p text:style-name="P4">Procedures to recruit and train participants, if applicable - MIKE</text:p>
        </text:list-item>
        <text:list-item>
          <text:p text:style-name="P4">Procedures to acquire and maintain equipment - TANNER</text:p>
        </text:list-item>
        <text:list-item>
          <text:p text:style-name="P4">A timeline for various stages of the project - TANNER</text:p>
        </text:list-item>
        <text:list-item>
          <text:p text:style-name="P4">A process to handle possible project modifications - CHRIS</text:p>
        </text:list-item>
        <text:list-item>
          <text:p text:style-name="P4">Consideration of the project’s broader impacts - CHRIS</text:p>
        </text:list-item>
      </text:list>
      <text:p text:style-name="P2"/>
      <text:p text:style-name="P2"/>
      <text:p text:style-name="P2"><text:bookmark text:name="docs-internal-guid-49b56f9d-dfc0-188a-4162-27208ea1bd8c"/>MANAGEMENT ROLES FROM BUSINESS PLAN DOCUMENT</text:p>
      <text:p text:style-name="P2">Chelsea - Director / manager/ graphic desgin &amp; game art</text:p>
      <text:p text:style-name="P2">Chris - assistant Manager / class trainer / programmer</text:p>
      <text:p text:style-name="P2">Mike - Programmer / financial</text:p>
      <text:p text:style-name="Text_20_body"><text:span text:style-name="T1">Tanner - Marketing / Graphic design</text:span></text:p>
      <text:p text:style-name="Text_20_body"><text:span text:style-name="T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HELSEA</text:p>
          </table:table-cell>
          <table:table-cell table:style-name="Table1.B1" office:value-type="string">
            <text:p text:style-name="Table_20_Contents">Cheif Executive Officer (CEO) or President</text:p>
            <text:p text:style-name="Table_20_Contents">Operations Manager</text:p>
            <text:p text:style-name="Table_20_Contents">Lead Graphic Design &amp; Game Art</text:p>
          </table:table-cell>
        </table:table-row>
        <table:table-row>
          <table:table-cell table:style-name="Table1.A2" office:value-type="string">
            <text:p text:style-name="P1">MIKE</text:p>
          </table:table-cell>
          <table:table-cell table:style-name="Table1.B2" office:value-type="string">
            <text:p text:style-name="Table_20_Contents">Cheif Financial Officer(CFO) or Controller</text:p>
            <text:p text:style-name="Table_20_Contents">Lead Programmer</text:p>
          </table:table-cell>
        </table:table-row>
        <table:table-row>
          <table:table-cell table:style-name="Table1.A2" office:value-type="string">
            <text:p text:style-name="P1">CHRIS</text:p>
          </table:table-cell>
          <table:table-cell table:style-name="Table1.B2" office:value-type="string">
            <text:p text:style-name="Table_20_Contents">Chief Operating Officer(COO) or General Manager</text:p>
            <text:p text:style-name="Table_20_Contents">Lead Programmer</text:p>
          </table:table-cell>
        </table:table-row>
        <table:table-row>
          <table:table-cell table:style-name="Table1.A2" office:value-type="string">
            <text:p text:style-name="P1">TANNER</text:p>
          </table:table-cell>
          <table:table-cell table:style-name="Table1.B2" office:value-type="string">
            <text:p text:style-name="Table_20_Contents">Marketing Manager</text:p>
            <text:p text:style-name="Table_20_Contents">Lead Graphic Design &amp; Game Art</text:p>
          </table:table-cell>
        </table:table-row>
      </table:table>
      <text:p text:style-name="Text_20_body"><text:span text:style-name="T1"/></text:p>
      <text:p text:style-name="Text_20_body"><text:span text:style-name="T1">Some other possible roles that we may need to either designate or hire on personnel to fulfill these roles:</text:span></text:p>
      <text:p text:style-name="Text_20_body"><text:span text:style-name="T1"/></text:p>
      <text:p text:style-name="Text_20_body"><text:span text:style-name="T1">Foreperson, supervisor, lead person </text:span></text:p>
      <text:p text:style-name="Text_20_body"><text:span text:style-name="T1"><text:tab/>( Assistant to Chelsea [CEO] if needed. <text:s/>Maybe someone to manage the pro staff )</text:span></text:p>
      <text:p text:style-name="Text_20_body"><text:span text:style-name="T1">Professional staff ( Class Instructors, Trainers )</text:span></text:p>
      <text:p text:style-name="Text_20_body"><text:soft-page-break/><text:span text:style-name="T1">Purchasing manager</text:span></text:p>
      <text:p text:style-name="Text_20_body"><text:span text:style-name="T1">Accountant, bookkeeper, controller ( Assistant to Mike [CFO] if needed )</text:span></text:p>
      <text:p text:style-name="Text_20_body"><text:span text:style-name="T1">Receptionist</text:span></text:p>
      <text:p text:style-name="Text_20_body"><text:span text:style-name="T1"/></text:p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Georgia" svg:font-family="Georgia"/>
    <style:font-face style:name="OpenSymbol" svg:font-family="OpenSymbol"/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Sigouin</meta:initial-creator>
    <meta:creation-date>2015-03-03T08:51:44</meta:creation-date>
    <meta:document-statistic meta:table-count="1" meta:image-count="0" meta:object-count="0" meta:page-count="2" meta:paragraph-count="35" meta:word-count="248" meta:character-count="1559"/>
    <dc:date>2015-03-03T10:00:27</dc:date>
    <dc:creator>Christopher Sigouin</dc:creator>
    <meta:editing-duration>PT6M42S</meta:editing-duration>
    <meta:editing-cycles>1</meta:editing-cycles>
    <meta:generator>OpenOffice/4.1.1$Unix OpenOffice.org_project/411m6$Build-9775</meta:generator>
  </office:meta>
</office:document-meta>
</file>